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Шрифт для заглавий -  Pt Serif<text:line-break/><text:line-break/>2. Основной текстовый шрифт (им прописывается 90% текста) - Calibr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13T19:50:19.38</meta:creation-date>
    <meta:document-statistic meta:table-count="0" meta:image-count="0" meta:object-count="0" meta:page-count="1" meta:paragraph-count="1" meta:word-count="17" meta:character-count="103"/>
    <dc:date>2023-12-13T19:51:28.13</dc:date>
    <meta:editing-duration>PT1M9S</meta:editing-duration>
    <meta:editing-cycles>1</meta:editing-cycles>
    <meta:generator>OpenOffice/4.1.4$Win32 OpenOffice.org_project/414m5$Build-9788</meta:generator>
  </office:meta>
</office:document-meta>
</file>